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4698f6" officeooo:paragraph-rsid="004698f6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52a85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2pt" officeooo:rsid="0051dde6" officeooo:paragraph-rsid="0055aeb9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12pt" officeooo:rsid="0051dde6" officeooo:paragraph-rsid="0051dde6" style:font-size-asian="12pt" style:font-size-complex="12pt"/>
    </style:style>
    <style:style style:name="P8" style:family="paragraph" style:parent-style-name="Standard" style:list-style-name="L1">
      <style:paragraph-properties fo:margin-top="0cm" fo:margin-bottom="0cm" style:contextual-spacing="false"/>
      <style:text-properties style:font-name="Times New Roman" fo:font-size="12pt" officeooo:paragraph-rsid="0055aeb9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2pt" officeooo:rsid="0052a85c" officeooo:paragraph-rsid="0052a85c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style:text-underline-style="solid" style:text-underline-width="auto" style:text-underline-color="font-color" officeooo:rsid="00555cfb" officeooo:paragraph-rsid="00555cfb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style:text-underline-style="solid" style:text-underline-width="auto" style:text-underline-color="font-color" officeooo:rsid="0055aeb9" officeooo:paragraph-rsid="0055aeb9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1dde6" officeooo:paragraph-rsid="0051dde6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51dde6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Times New Roman" fo:font-size="12pt" fo:font-style="normal" style:text-underline-style="solid" style:text-underline-width="auto" style:text-underline-color="font-color" officeooo:rsid="00555cfb" officeooo:paragraph-rsid="00555cfb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Times New Roman" fo:font-size="12pt" fo:font-style="normal" style:text-underline-style="none" officeooo:rsid="00555cfb" officeooo:paragraph-rsid="00555cfb" style:font-size-asian="12pt" style:font-style-asian="normal" style:font-size-complex="12pt" style:font-style-complex="normal"/>
    </style:style>
    <style:style style:name="T1" style:family="text">
      <style:text-properties officeooo:rsid="005103a3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51dde6" style:font-size-asian="10pt" style:font-size-complex="12pt"/>
    </style:style>
    <style:style style:name="T4" style:family="text">
      <style:text-properties style:font-name="Monospace" fo:font-size="10pt" officeooo:rsid="0055aeb9" style:font-size-asian="10pt" style:font-size-complex="12pt"/>
    </style:style>
    <style:style style:name="T5" style:family="text">
      <style:text-properties style:font-name="Monospace" fo:font-size="10pt" officeooo:rsid="0051dde6" style:font-size-asian="10pt"/>
    </style:style>
    <style:style style:name="T6" style:family="text">
      <style:text-properties style:font-name="Monospace" fo:font-size="10pt" officeooo:rsid="0055aeb9" style:font-size-asian="10pt"/>
    </style:style>
    <style:style style:name="T7" style:family="text">
      <style:text-properties officeooo:rsid="00555cfb"/>
    </style:style>
    <style:style style:name="T8" style:family="text">
      <style:text-properties officeooo:rsid="0055aeb9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55aeb9" style:font-size-asian="10pt"/>
    </style:style>
    <style:style style:name="T11" style:family="text">
      <style:text-properties fo:font-size="10pt" officeooo:rsid="0055aeb9" style:font-size-asian="10pt" style:font-size-complex="12pt"/>
    </style:style>
    <style:style style:name="T12" style:family="text">
      <style:text-properties fo:font-size="10pt" officeooo:rsid="0051dde6" style:font-size-asian="10pt" style:font-size-complex="12pt"/>
    </style:style>
    <style:style style:name="T13" style:family="text">
      <style:text-properties officeooo:rsid="0051dd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’activités de Michael Ory</text:p>
      <text:p text:style-name="P2">du 01/<text:span text:style-name="T1">10</text:span>/2014 au 3<text:span text:style-name="T1">1</text:span>/<text:span text:style-name="T1">10</text:span>/2014</text:p>
      <text:p text:style-name="P3"/>
      <text:p text:style-name="P3"/>
      <text:p text:style-name="P4"/>
      <text:p text:style-name="P10">Archiver</text:p>
      <text:p text:style-name="P12"><text:span text:style-name="T7">Conception et implémentation de l'</text:span>Archiver. <text:span text:style-name="T7">Réflexion sur le futur besoin de la prise en charge des timestamp.</text:span></text:p>
      <text:p text:style-name="P12"/>
      <text:p text:style-name="P14">GS-CDI</text:p>
      <text:p text:style-name="P15">Mise en place de projet gs-cdi, afin <text:span text:style-name="T8">de permettre de travailler dans un contexte JEE.</text:span></text:p>
      <text:p text:style-name="P12"/>
      <text:p text:style-name="P11">System Property</text:p>
      <text:p text:style-name="P6"><text:span text:style-name="T8">I</text:span>mpl<text:span text:style-name="T8">émentation des contraintes :</text:span></text:p>
      <text:list xml:id="list3440969965457772316" text:style-name="L1">
        <text:list-item>
          <text:p text:style-name="P8"><text:span text:style-name="T8">propertyConstraint,</text:span></text:p>
        </text:list-item>
        <text:list-item>
          <text:p text:style-name="P8"><text:span text:style-name="T13">GetInstanceConstraint,</text:span></text:p>
        </text:list-item>
        <text:list-item>
          <text:p text:style-name="P8"><text:span text:style-name="T13">propertyConstraint.</text:span></text:p>
        </text:list-item>
      </text:list>
      <text:p text:style-name="P12"/>
      <text:p text:style-name="P11">Autre</text:p>
      <text:p text:style-name="P7"><text:span text:style-name="T8">Suppresion du projet </text:span>gs-impl, <text:span text:style-name="T8">déplacement du code dans gs-cache.</text:span></text:p>
      <text:p text:style-name="P13"/>
      <text:p text:style-name="P9"><text:span text:style-name="T8">Intégration de la gestion des Tree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11-28T14:32:42.793130485</dc:date>
    <meta:editing-duration>P7DT21H22M7S</meta:editing-duration>
    <meta:editing-cycles>68</meta:editing-cycles>
    <meta:generator>LibreOffice/4.2.7.2$Linux_X86_64 LibreOffice_project/420m0$Build-2</meta:generator>
    <meta:print-date>2014-09-01T12:23:56.943113723</meta:print-date>
    <meta:document-statistic meta:table-count="0" meta:image-count="0" meta:object-count="0" meta:page-count="1" meta:paragraph-count="14" meta:word-count="72" meta:character-count="489" meta:non-whitespace-character-count="434"/>
  </office:meta>
</office:document-meta>
</file>